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021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52:5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07" calcext:value-type="float">
            <text:p>0.3307</text:p>
          </table:table-cell>
          <table:table-cell office:value-type="float" office:value="18.6754" calcext:value-type="float">
            <text:p>18.6754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545" calcext:value-type="float">
            <text:p>0.6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3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24" calcext:value-type="float">
            <text:p>0.3324</text:p>
          </table:table-cell>
          <table:table-cell office:value-type="float" office:value="18.4465" calcext:value-type="float">
            <text:p>18.446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6576" calcext:value-type="float">
            <text:p>0.65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3:32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34" calcext:value-type="float">
            <text:p>0.3334</text:p>
          </table:table-cell>
          <table:table-cell office:value-type="float" office:value="18.6888" calcext:value-type="float">
            <text:p>18.6888</text:p>
          </table:table-cell>
          <table:table-cell office:value-type="float" office:value="0.92" calcext:value-type="float">
            <text:p>0.92</text:p>
          </table:table-cell>
          <table:table-cell office:value-type="float" office:value="0.6579" calcext:value-type="float">
            <text:p>0.65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3:42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table:style-name="ce2" office:value-type="float" office:value="0.3456" calcext:value-type="float">
            <text:p>0.3456</text:p>
          </table:table-cell>
          <table:table-cell table:style-name="ce2" office:value-type="float" office:value="18.7129" calcext:value-type="float">
            <text:p>18.7129</text:p>
          </table:table-cell>
          <table:table-cell office:value-type="float" office:value="0.9446" calcext:value-type="float">
            <text:p>0.9446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4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171" calcext:value-type="float">
            <text:p>0.3171</text:p>
          </table:table-cell>
          <table:table-cell office:value-type="float" office:value="18.1207" calcext:value-type="float">
            <text:p>18.1207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6712" calcext:value-type="float">
            <text:p>0.67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4:1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141" calcext:value-type="float">
            <text:p>0.3141</text:p>
          </table:table-cell>
          <table:table-cell office:value-type="float" office:value="18.1011" calcext:value-type="float">
            <text:p>18.1011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6774" calcext:value-type="float">
            <text:p>0.67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56:03.090935149</dc:date>
    <meta:editing-duration>PT1M26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